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officeooo:rsid="001acfa5" officeooo:paragraph-rsid="001acfa5"/>
    </style:style>
    <style:style style:name="P2" style:family="paragraph" style:parent-style-name="Heading_20_2">
      <style:text-properties fo:color="#000000" style:font-name="Times New Roman"/>
    </style:style>
    <style:style style:name="P3" style:family="paragraph" style:parent-style-name="Text_20_body">
      <style:text-properties fo:font-variant="normal" fo:text-transform="none" fo:color="#000000" style:font-name="Times New Roman" fo:font-size="10.5pt" fo:letter-spacing="normal" fo:font-style="normal" fo:font-weight="normal" officeooo:rsid="001acfa5" officeooo:paragraph-rsid="001acfa5" fo:background-color="#66ff66"/>
    </style:style>
    <style:style style:name="P4"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Times New Roman" fo:font-size="10.5pt" fo:letter-spacing="normal" fo:font-style="normal" fo:font-weight="normal" fo:background-color="#66ff66"/>
    </style:style>
    <style:style style:name="P5"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Times New Roman" fo:font-size="10.5pt" fo:letter-spacing="normal" fo:font-style="normal" fo:font-weight="normal"/>
    </style:style>
    <style:style style:name="P6"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7" style:family="paragraph" style:parent-style-name="Standard" style:list-style-name="L1">
      <style:text-properties officeooo:paragraph-rsid="001acfa5"/>
    </style:style>
    <style:style style:name="P8" style:family="paragraph" style:parent-style-name="Standard" style:list-style-name="L1">
      <style:text-properties style:font-name="Times New Roman" officeooo:rsid="001467ae" officeooo:paragraph-rsid="001467ae" fo:background-color="#ffff00"/>
    </style:style>
    <style:style style:name="P9" style:family="paragraph" style:parent-style-name="Standard" style:list-style-name="L1">
      <style:text-properties style:font-name="Times New Roman" officeooo:rsid="00174067" officeooo:paragraph-rsid="00174067" fo:background-color="#66cc00"/>
    </style:style>
    <style:style style:name="P10" style:family="paragraph" style:parent-style-name="Heading_20_1">
      <style:paragraph-properties fo:break-before="page"/>
      <style:text-properties style:font-name="Times New Roman"/>
    </style:style>
    <style:style style:name="P11" style:family="paragraph" style:parent-style-name="Text_20_body" style:list-style-name="L1">
      <style:text-properties fo:font-variant="normal" fo:text-transform="none" fo:color="#000000" style:font-name="Times New Roman" fo:font-size="11pt" fo:letter-spacing="normal" fo:font-style="normal" fo:font-weight="normal" officeooo:rsid="00174067" officeooo:paragraph-rsid="00174067"/>
    </style:style>
    <style:style style:name="P12" style:family="paragraph" style:parent-style-name="Text_20_body" style:list-style-name="L2">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3" style:family="paragraph" style:parent-style-name="Text_20_body" style:list-style-name="L4">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4" style:family="paragraph" style:parent-style-name="Text_20_body" style:list-style-name="L5">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5"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66ff66"/>
    </style:style>
    <style:style style:name="P16"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officeooo:paragraph-rsid="001f4895" fo:background-color="#66ff66"/>
    </style:style>
    <style:style style:name="P17" style:family="paragraph" style:parent-style-name="Text_20_body" style:list-style-name="L2">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8" style:family="paragraph" style:parent-style-name="Text_20_body" style:list-style-name="L3">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19" style:family="paragraph" style:parent-style-name="Text_20_body" style:list-style-name="L6">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20" style:family="paragraph" style:parent-style-name="Text_20_body" style:list-style-name="L8">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21" style:family="paragraph" style:parent-style-name="Text_20_body" style:list-style-name="L9">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style:style>
    <style:style style:name="P22" style:family="paragraph" style:parent-style-name="Text_20_body" style:list-style-name="L5">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ff6600"/>
    </style:style>
    <style:style style:name="P23"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ffff00"/>
    </style:style>
    <style:style style:name="P24" style:family="paragraph" style:parent-style-name="Text_20_body" style:list-style-name="L7">
      <style:paragraph-properties fo:margin-top="0.212cm" fo:margin-bottom="0.212cm" loext:contextual-spacing="false" style:line-height-at-least="0.503cm" fo:text-align="justify" style:justify-single-word="false" fo:orphans="2" fo:widows="2"/>
      <style:text-properties fo:font-variant="normal" fo:text-transform="none" fo:color="#000000" style:font-name="Times New Roman" fo:font-size="11pt" fo:letter-spacing="normal" fo:font-style="normal" fo:font-weight="normal" fo:background-color="#ff3300"/>
    </style:style>
    <style:style style:name="P25" style:family="paragraph" style:parent-style-name="Text_20_body" style:list-style-name="L5">
      <style:paragraph-properties fo:margin-top="0.212cm" fo:margin-bottom="0.212cm" loext:contextual-spacing="false" style:line-height-at-least="0.503cm" fo:text-align="justify" style:justify-single-word="false" fo:orphans="2" fo:widows="2"/>
    </style:style>
    <style:style style:name="T1" style:family="text">
      <style:text-properties officeooo:rsid="00177518"/>
    </style:style>
    <style:style style:name="T2" style:family="text">
      <style:text-properties fo:font-weight="bold"/>
    </style:style>
    <style:style style:name="T3" style:family="text">
      <style:text-properties fo:color="#0000ff" fo:font-weight="bold"/>
    </style:style>
    <style:style style:name="T4" style:family="text">
      <style:text-properties fo:font-style="italic"/>
    </style:style>
    <style:style style:name="T5" style:family="text">
      <style:text-properties fo:color="#0a8afa" fo:font-weight="bold"/>
    </style:style>
    <style:style style:name="T6" style:family="text">
      <style:text-properties fo:font-variant="normal" fo:text-transform="none" fo:color="#000000" style:font-name="Times New Roman" fo:font-size="11pt" fo:letter-spacing="normal" fo:font-style="normal" fo:font-weight="normal" fo:background-color="#66ff66" loext:char-shading-value="0"/>
    </style:style>
    <style:style style:name="T7" style:family="text">
      <style:text-properties fo:font-variant="normal" fo:text-transform="none" fo:color="#000000" style:font-name="Times New Roman" fo:font-size="11pt" fo:letter-spacing="normal" fo:font-style="normal" fo:font-weight="normal" fo:background-color="#ffff00" loext:char-shading-value="0"/>
    </style:style>
    <style:style style:name="T8" style:family="text">
      <style:text-properties fo:font-variant="normal" fo:text-transform="none" fo:color="#000000" style:font-name="Times New Roman" fo:font-size="10.5pt" fo:letter-spacing="normal" fo:font-style="normal" fo:font-weight="normal"/>
    </style:style>
    <style:style style:name="T9" style:family="text">
      <style:text-properties fo:font-variant="normal" fo:text-transform="none" fo:color="#0a8afa" style:font-name="Times New Roman" fo:font-size="11pt" fo:letter-spacing="normal" fo:font-style="normal" fo:font-weight="bold" fo:background-color="#66ff66" loext:char-shading-value="0"/>
    </style:style>
    <style:style style:name="T10" style:family="text">
      <style:text-properties fo:font-variant="normal" fo:text-transform="none" fo:color="#ff0000" style:font-name="Times New Roman" fo:letter-spacing="normal"/>
    </style:style>
    <style:style style:name="T11" style:family="text">
      <style:text-properties fo:font-variant="normal" fo:text-transform="none" fo:color="#ff0000" style:font-name="Times New Roman" fo:font-size="10.5pt" fo:letter-spacing="normal" fo:font-style="normal" fo:font-weight="bold"/>
    </style:style>
    <style:style style:name="T12" style:family="text">
      <style:text-properties fo:color="#ff0000" fo:font-weight="bold"/>
    </style:style>
    <style:style style:name="T13" style:family="text">
      <style:text-properties fo:font-size="10pt" fo:font-weight="bold" fo:background-color="#d3d3d3" loext:char-shading-value="0" loext:padding="0cm" loext:border="none"/>
    </style:style>
    <style:style style:name="T14" style:family="text">
      <style:text-properties fo:background-color="#66ff66" loext:char-shading-value="0"/>
    </style:style>
    <style:style style:name="T15" style:family="text">
      <style:text-properties style:font-name="Times New Roman" officeooo:rsid="001acf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84815444948435443" text:style-name="L1">
        <text:list-item>
          <text:p text:style-name="P8">Tester les cas d'erreur !!</text:p>
        </text:list-item>
        <text:list-item>
          <text:p text:style-name="P9">Faire des regex pour email / web / naissance / <text:span text:style-name="T1">nom groupe</text:span></text:p>
        </text:list-item>
        <text:list-item>
          <text:p text:style-name="P11">L'application doit présenter une liste de groupes, une liste de personnes de chaque groupe et une vue détaillée de chaque personne (sauf adresse électronique et date de naissance). Une fonction de recherche doit être offerte.</text:p>
        </text:list-item>
        <text:list-item>
          <text:p text:style-name="P7"><text:span text:style-name="T15">L'application contient-elle du code mort ?</text:span></text:p>
        </text:list-item>
      </text:list>
      <text:p text:style-name="P1"/>
      <text:h text:style-name="P10" text:outline-level="1"><text:bookmark text:name="idhtex-h2-2"/>Cahier des charges</text:h>
      <text:p text:style-name="P3">L'objectif du mini projet est simple : gérer à l'aide de la technologie JEE un annuaire de personnes. Plus précisément,</text:p>
      <text:p text:style-name="P4"><text:span text:style-name="T3">Lot 1</text:span> :</text:p>
      <text:list xml:id="list3018163006374639318" text:style-name="L2">
        <text:list-item>
          <text:p text:style-name="P12">Une personne est représentée par un ensemble d'informations : identifiant, nom, prénom, adresse électronique, site WEB, date de naissance et mot de passe.</text:p>
        </text:list-item>
        <text:list-item>
          <text:p text:style-name="P12">Chaque personne est placée dans un groupe. Un groupe est composé de quelques dizaines de personnes (par exemple les étudiants du M2 FSIL 2015/2016). Un groupe a donc un nom et un identifiant.</text:p>
        </text:list-item>
        <text:list-item>
          <text:p text:style-name="P17">L'application doit présenter une liste de groupes, une liste de personnes de chaque groupe et une vue détaillée de chaque personne (sauf adresse électronique et date de naissance). Une fonction de recherche doit être offerte.</text:p>
        </text:list-item>
        <text:list-item>
          <text:p text:style-name="P17">L'application doit être fonctionnelle si nous avons plusieurs milliers de personnes et plusieurs centaines de groupes.</text:p>
        </text:list-item>
        <text:list-item>
          <text:p text:style-name="P17">L'application doit permettre à chaque personne de modifier sa description.</text:p>
        </text:list-item>
        <text:list-item>
          <text:p text:style-name="P17">Les personnes présentes dans l'annuaire peuvent avoir accès à toutes les informations.</text:p>
        </text:list-item>
      </text:list>
      <text:p text:style-name="P5"><text:span text:style-name="T3">Lot 2</text:span> (si le lot 1 est terminé) :</text:p>
      <text:list xml:id="list7852210865252288480" text:style-name="L3">
        <text:list-item>
          <text:p text:style-name="P18">Il faut prévoir un mécanisme de récupération du mot de passe.</text:p>
        </text:list-item>
      </text:list>
      <text:p text:style-name="P1"/>
      <text:h text:style-name="P10" text:outline-level="1"><text:bookmark text:name="etape1"/>Étape 1 : Stockage (DAO/JDBC)</text:h>
      <text:h text:style-name="P2" text:outline-level="2"><text:span text:style-name="T2">Objectifs</text:span> :</text:h>
      <text:list xml:id="list5731758743234925427" text:style-name="L4">
        <text:list-item>
          <text:p text:style-name="P13">Conception et création de la base de données.</text:p>
        </text:list-item>
        <text:list-item>
          <text:p text:style-name="P13">Conception et création des <text:span text:style-name="T4">JavaBeans</text:span> permettants de représenter les données de l'annuaire.</text:p>
        </text:list-item>
        <text:list-item>
          <text:p text:style-name="P13">Utilisation de la technologie JDBC pour gérer la persistance des <text:span text:style-name="T4">JavaBeans</text:span>.</text:p>
        </text:list-item>
      </text:list>
      <text:p text:style-name="P4"><text:span text:style-name="T3">Architecture</text:span> : Vous devez mettre en place une couche de service d'accès aux données (souvent appelée DAO pour <text:span text:style-name="T4">Data Access Object</text:span>), Cette couche est constituée d'une interface (<text:span text:style-name="T3">indépendante du choix de JDBC</text:span>) et d'une implantation (liée à JDBC). Cette interface <text:span text:style-name="T3">pourrait</text:span> ressembler à ceci (<text:span text:style-name="T5">ce n'est qu'une très vague proposition</text:span>) :</text:p>
      <text:h text:style-name="P2" text:outline-level="2"><text:span text:style-name="T2">Contrainte à respecter</text:span> :</text:h>
      <text:list xml:id="list1282490145496370484" text:style-name="L5">
        <text:list-item>
          <text:p text:style-name="P14">Vous devez <text:span text:style-name="T5">absolument</text:span> prévoir une classe de test unitaire <text:span text:style-name="T4">Junit</text:span> pour valider les méthodes offertes par votre implantation (voir plus bas des précisions pour le M2 FSIL).</text:p>
        </text:list-item>
        <text:list-item>
          <text:p text:style-name="P25"><text:span text:style-name="T6">Vos composants (</text:span><text:span text:style-name="T7">DAO</text:span><text:span text:style-name="T6">, </text:span><text:span text:style-name="T7">DataSource</text:span><text:span text:style-name="T6">, tests JUnit) doivent </text:span><text:span text:style-name="T9">absolument</text:span><text:span text:style-name="T6"> être connectés et paramétrés par une couche Spring (relisez </text:span><text:a xlink:type="simple" xlink:href="http://jean-luc.massat.perso.luminy.univ-amu.fr/ens/jee/tp-spring.html#test-unitaire" office:target-frame-name="_blank" xlink:show="new" text:style-name="Internet_20_link" text:visited-style-name="Visited_20_Internet_20_Link"><text:span text:style-name="T14">cette section</text:span></text:a><text:span text:style-name="T6">).</text:span></text:p>
        </text:list-item>
        <text:list-item>
          <text:p text:style-name="P22">Vous devez <text:span text:style-name="T5">absolument</text:span> prévoir une phase de préparation de la base de données pour insérer des données cohérentes.</text:p>
        </text:list-item>
      </text:list>
      <text:p text:style-name="P6"><text:span text:style-name="T10">    </text:span><text:span text:style-name="T11">&gt;&gt;&gt; à rendre sur </text:span><text:a xlink:type="simple" xlink:href="http://ametice.univ-amu.fr/course/view.php?id=24319" office:target-frame-name="_blank" xlink:show="new" text:style-name="Internet_20_link" text:visited-style-name="Visited_20_Internet_20_Link">AMETICE</text:a><text:span text:style-name="T11"> (archive ZIP) pour le lundi 21 novembre 2016</text:span></text:p>
      <text:p text:style-name="P1"/>
      <text:h text:style-name="P10" text:outline-level="1"><text:bookmark text:name="idhtex-h2-4"/>Étape 2 : Metier (Spring)</text:h>
      <text:p text:style-name="P5">Cette étape consiste à mettre en place une couche métier basée sur Spring. Cette couche devra prendre en charge l'accès et la modification des données métier.</text:p>
      <text:p text:style-name="P5">Elle assure</text:p>
      <text:list xml:id="list5090146891307373719" text:style-name="L6">
        <text:list-item>
          <text:p text:style-name="P19">l'authentification des personnes,</text:p>
        </text:list-item>
        <text:list-item>
          <text:p text:style-name="P19">la modification des données personnelles,</text:p>
        </text:list-item>
        <text:list-item>
          <text:p text:style-name="P19">l'accès aux données.</text:p>
        </text:list-item>
      </text:list>
      <text:p text:style-name="P1"/>
      <text:h text:style-name="P10" text:outline-level="1"><text:bookmark text:name="fsil"/>En plus pour les M2 FSIL</text:h>
      <text:p text:style-name="P5"><text:span text:style-name="T12">Section modifiée le 26 octobre 2016 à 19h</text:span> :</text:p>
      <text:list xml:id="list5437887046917599705" text:style-name="L7">
        <text:list-item>
          <text:p text:style-name="P15">En utilisant les méthodes vues pendant le cours de Fiabilité 1, le produit devra être validé en menant une politique de test.</text:p>
        </text:list-item>
        <text:list-item>
          <text:p text:style-name="P15">La validation du produit devra être effectuée avant la réception par la mise en place d'une politique de test selon le schéma suivant :</text:p>
          <text:list>
            <text:list-item>
              <text:p text:style-name="P23">Rédaction d'un plan de test qui définit dès le début du projet la politique de test : ressources, outils de tests, phases de tests. Ce plan sera rendu en même temps que le premier délivrable.</text:p>
            </text:list-item>
            <text:list-item>
              <text:p text:style-name="P16">Réalisation des plans de tests spécifiques avec documentation des tests pour chacun:</text:p>
              <text:list>
                <text:list-item>
                  <text:p text:style-name="P15">Plan de tests unitaires. Les classes de tests seront dans des packages spécifiques.</text:p>
                </text:list-item>
                <text:list-item>
                  <text:p text:style-name="P24">Plan de tests d'intégration. Il est possible d'utiliser des outils de simulation à ce stade.</text:p>
                </text:list-item>
              </text:list>
            </text:list-item>
          </text:list>
        </text:list-item>
        <text:list-item>
          <text:p text:style-name="P15">Vous tâcherez d'utiliser au mieux les principes vus dans le cours Fiabilité 1 afin de mener une politique de test efficace.</text:p>
        </text:list-item>
      </text:list>
      <text:p text:style-name="P1"/>
      <text:h text:style-name="P10" text:outline-level="1"><text:bookmark text:name="idhtex-h2-7"/>Échéances</text:h>
      <text:p text:style-name="P5">Ce projet est à rendre, par équipe de <text:span text:style-name="T12">deux personnes</text:span>,</text:p>
      <text:list xml:id="list1591475959919664304" text:style-name="L8">
        <text:list-item>
          <text:p text:style-name="P20"><text:span text:style-name="T3">Partie DAO lot 1</text:span> : <text:span text:style-name="T12">lundi 21 novembre 2016</text:span></text:p>
        </text:list-item>
        <text:list-item>
          <text:p text:style-name="P20"><text:span text:style-name="T3">Toutes les parties</text:span> : <text:span text:style-name="T12">lundi 12 décembre 2016</text:span></text:p>
        </text:list-item>
      </text:list>
      <text:p text:style-name="P5"><text:span text:style-name="T3">Documents attendus</text:span> : une archive ZIP (de la forme <text:span text:style-name="T13">nom1-nom2.zip</text:span>) qui regroupe</text:p>
      <text:list xml:id="list3915487922014771952" text:style-name="L9">
        <text:list-item>
          <text:p text:style-name="P21">un cahier des charges (fichier <text:span text:style-name="T13">CdC.pdf</text:span> une ou deux pages),</text:p>
        </text:list-item>
        <text:list-item>
          <text:p text:style-name="P21">un rapport (fichier <text:span text:style-name="T13">rapport.pdf</text:span> de moins de 10 pages),</text:p>
        </text:list-item>
        <text:list-item>
          <text:p text:style-name="P21">les sources de l'application WEB (répertoire <text:span text:style-name="T13">web</text:span>),</text:p>
        </text:list-item>
        <text:list-item>
          <text:p text:style-name="P21">les sources Java (répertoire <text:span text:style-name="T13">java</text:span>),</text:p>
        </text:list-item>
        <text:list-item>
          <text:p text:style-name="P21">la javadoc des sources Java (répertoire <text:span text:style-name="T13">javadocs</text:span>).</text:p>
        </text:list-item>
        <text:list-item>
          <text:p text:style-name="P21">les documents du plan de test (répertoire <text:span text:style-name="T13">tests</text:span> pour les M2 FSIL).</text:p>
        </text:list-item>
      </text:list>
      <text:p text:style-name="P6"><text:span text:style-name="T8">La forme du rendu doit </text:span><text:span text:style-name="T11">ABSOLUMENT être respectée</text:span><text:span text:style-name="T8">. Des soutenances seront organisées. Les travaux sont à rendre sur la plateforme </text:span><text:a xlink:type="simple" xlink:href="http://ametice.univ-amu.fr/course/view.php?id=24319" office:target-frame-name="_blank" xlink:show="new" text:style-name="Internet_20_link" text:visited-style-name="Visited_20_Internet_20_Link">AMETICE</text:a><text:span text:style-name="T8"> (le lien est valid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5S</meta:editing-duration>
    <meta:editing-cycles>18</meta:editing-cycles>
    <meta:generator>LibreOffice/5.0.5.2$Windows_x86 LibreOffice_project/55b006a02d247b5f7215fc6ea0fde844b30035b3</meta:generator>
    <dc:date>2016-11-18T12:39:40.227000000</dc:date>
    <meta:document-statistic meta:table-count="0" meta:image-count="0" meta:object-count="0" meta:page-count="6" meta:paragraph-count="53" meta:word-count="754" meta:character-count="4451" meta:non-whitespace-character-count="3781"/>
    <meta:user-defined meta:name="Info 1"/>
    <meta:user-defined meta:name="Info 2"/>
    <meta:user-defined meta:name="Info 3"/>
    <meta:user-defined meta:name="Info 4"/>
  </office:meta>
</office:document-meta>
</file>